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60pt" style:text-underline-style="solid" style:text-underline-width="auto" style:text-underline-color="font-color" fo:font-weight="bold" officeooo:rsid="001e2a20" officeooo:paragraph-rsid="001e2a20" style:font-size-asian="60pt" style:font-weight-asian="bold" style:font-size-complex="6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1e2a20" officeooo:paragraph-rsid="001e2a20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e2a20" officeooo:paragraph-rsid="001e2a20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1504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27547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879ea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9abdb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a794d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15044" officeooo:paragraph-rsid="002bcfe4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27547" officeooo:paragraph-rsid="0022754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36ca2" officeooo:paragraph-rsid="00236ca2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9d62a" officeooo:paragraph-rsid="0039d62a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552ec" officeooo:paragraph-rsid="00268726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68726" officeooo:paragraph-rsid="002879ea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eb38f" officeooo:paragraph-rsid="003eb38f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3ebb05" officeooo:paragraph-rsid="003ebb05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1ebb6" officeooo:paragraph-rsid="0041ebb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3fe90" officeooo:paragraph-rsid="0043fe90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427b3" officeooo:paragraph-rsid="004427b3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42bfd" officeooo:paragraph-rsid="00442bfd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59430" officeooo:paragraph-rsid="00459430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7a1a3" officeooo:paragraph-rsid="00459430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8503a" officeooo:paragraph-rsid="0048503a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9d1ec" officeooo:paragraph-rsid="0049d1ec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b8e3b" officeooo:paragraph-rsid="0049d1ec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c1dfd" officeooo:paragraph-rsid="004c1dfd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4ca137" officeooo:paragraph-rsid="004c1dfd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51787f" officeooo:paragraph-rsid="0051787f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521ea5" officeooo:paragraph-rsid="00521ea5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573219" officeooo:paragraph-rsid="00573219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573219" officeooo:paragraph-rsid="0057f84c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58c414" officeooo:paragraph-rsid="0058c414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59ec67" officeooo:paragraph-rsid="0059ec67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5ebfed" officeooo:paragraph-rsid="005ebfed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1pt" style:text-underline-style="none" fo:font-weight="bold" officeooo:rsid="00215044" officeooo:paragraph-rsid="00215044" style:font-size-asian="9.60000038146973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1pt" style:text-underline-style="none" fo:font-weight="bold" officeooo:rsid="0024f903" officeooo:paragraph-rsid="0024f903" style:font-size-asian="9.60000038146973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1pt" style:text-underline-style="none" fo:font-weight="bold" officeooo:rsid="003eb38f" officeooo:paragraph-rsid="003eb38f" style:font-size-asian="9.60000038146973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1pt" style:text-underline-style="none" fo:font-weight="bold" officeooo:rsid="00442bfd" officeooo:paragraph-rsid="00442bfd" style:font-size-asian="9.60000038146973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1pt" style:text-underline-style="none" fo:font-weight="bold" officeooo:rsid="00459430" officeooo:paragraph-rsid="00459430" style:font-size-asian="9.60000038146973pt" style:font-weight-asian="bold" style:font-size-complex="11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1pt" style:text-underline-style="none" fo:font-weight="bold" officeooo:rsid="0048503a" officeooo:paragraph-rsid="0048503a" style:font-size-asian="9.60000038146973pt" style:font-weight-asian="bold" style:font-size-complex="11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1pt" style:text-underline-style="none" fo:font-weight="bold" officeooo:rsid="0049d1ec" officeooo:paragraph-rsid="0049d1ec" style:font-size-asian="9.60000038146973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1pt" style:text-underline-style="none" fo:font-weight="bold" officeooo:rsid="004c1dfd" officeooo:paragraph-rsid="004c1dfd" style:font-size-asian="9.60000038146973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1pt" style:text-underline-style="none" fo:font-weight="bold" officeooo:rsid="004e3787" officeooo:paragraph-rsid="004e3787" style:font-size-asian="9.60000038146973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1pt" style:text-underline-style="none" fo:font-weight="bold" officeooo:rsid="00551853" officeooo:paragraph-rsid="00551853" style:font-size-asian="9.60000038146973pt" style:font-weight-asian="bold" style:font-size-complex="11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1pt" style:text-underline-style="none" fo:font-weight="bold" officeooo:rsid="00638ae0" officeooo:paragraph-rsid="00638ae0" style:font-size-asian="9.60000038146973pt" style:font-weight-asian="bold" style:font-size-complex="11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1787f" officeooo:paragraph-rsid="0051787f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21ea5" officeooo:paragraph-rsid="00521ea5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25d38" officeooo:paragraph-rsid="00521ea5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42fc4" officeooo:paragraph-rsid="00521ea5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51853" officeooo:paragraph-rsid="00551853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57bcf" officeooo:paragraph-rsid="00557bcf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73219" officeooo:paragraph-rsid="00573219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7f84c" officeooo:paragraph-rsid="0057f84c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7f84c" officeooo:paragraph-rsid="00573219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8c414" officeooo:paragraph-rsid="0058c414" style:font-size-asian="9.60000038146973pt" style:font-style-asian="normal" style:font-weight-asian="normal" style:font-size-complex="11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9ec67" officeooo:paragraph-rsid="0059ec67" style:font-size-asian="9.60000038146973pt" style:font-style-asian="normal" style:font-weight-asian="normal" style:font-size-complex="11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dd633" officeooo:paragraph-rsid="0059ec67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ebfed" officeooo:paragraph-rsid="005ebfed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1da80" officeooo:paragraph-rsid="005ebfed" style:font-size-asian="9.60000038146973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2647c" officeooo:paragraph-rsid="0059ec67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38ae0" officeooo:paragraph-rsid="00638ae0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46f9e" officeooo:paragraph-rsid="00646f9e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493e9" officeooo:paragraph-rsid="006493e9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755b6" officeooo:paragraph-rsid="006755b6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8154d" officeooo:paragraph-rsid="0068154d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9e33d" officeooo:paragraph-rsid="0069e33d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59dd77" officeooo:paragraph-rsid="0059dd77" style:font-size-asian="9.60000038146973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62647c" officeooo:paragraph-rsid="0059ec67" style:font-size-asian="9.60000038146973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638ae0" officeooo:paragraph-rsid="00638ae0" style:font-size-asian="9.60000038146973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7f84c" officeooo:paragraph-rsid="0057f84c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b1ea9" officeooo:paragraph-rsid="006b1ea9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bcc4f" officeooo:paragraph-rsid="006bcc4f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d30f2" officeooo:paragraph-rsid="006d30f2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d30f2" officeooo:paragraph-rsid="006d9217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f88bc" officeooo:paragraph-rsid="006f88bc" style:font-size-asian="9.60000038146973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6fe07c" officeooo:paragraph-rsid="006fe07c" style:font-size-asian="9.60000038146973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700038" officeooo:paragraph-rsid="00700038" style:font-size-asian="9.60000038146973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71b453" officeooo:paragraph-rsid="00700038" style:font-size-asian="9.60000038146973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7363f7" officeooo:paragraph-rsid="007363f7" style:font-size-asian="9.60000038146973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75233b" officeooo:paragraph-rsid="0075233b" style:font-size-asian="9.60000038146973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78f28c" officeooo:paragraph-rsid="0078f28c" style:font-size-asian="9.60000038146973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542fc4" officeooo:paragraph-rsid="00521ea5" style:font-size-asian="9.60000038146973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font-size="11pt" fo:font-style="normal" style:text-underline-style="none" fo:font-weight="normal" officeooo:rsid="007d3902" officeooo:paragraph-rsid="007d3902" style:font-size-asian="9.60000038146973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font-size="11pt" fo:font-style="normal" style:text-underline-style="none" fo:font-weight="normal" officeooo:rsid="007d6964" officeooo:paragraph-rsid="007d6964" style:font-size-asian="9.60000038146973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fo:font-size="11pt" fo:font-style="normal" style:text-underline-style="none" fo:font-weight="normal" officeooo:rsid="007efe41" officeooo:paragraph-rsid="007efe41" style:font-size-asian="9.60000038146973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 style:list-style-name="L3">
      <style:paragraph-properties fo:text-align="start" style:justify-single-word="false"/>
      <style:text-properties fo:font-size="11pt" fo:font-style="normal" style:text-underline-style="none" fo:font-weight="normal" officeooo:rsid="007fb5eb" officeooo:paragraph-rsid="007fb5eb" style:font-size-asian="9.60000038146973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7fb5eb" officeooo:paragraph-rsid="007fb5eb" style:font-size-asian="9.60000038146973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800deb" officeooo:paragraph-rsid="007fb5eb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font-size="11pt" fo:font-style="normal" style:text-underline-style="none" fo:font-weight="normal" officeooo:rsid="00800deb" officeooo:paragraph-rsid="00800deb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6b1ea9" officeooo:paragraph-rsid="006b1ea9" style:font-size-asian="9.60000038146973pt" style:font-style-asian="normal" style:font-weight-asian="bold" style:font-size-complex="11pt" style:font-style-complex="normal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7363f7" officeooo:paragraph-rsid="007363f7" style:font-size-asian="9.60000038146973pt" style:font-style-asian="normal" style:font-weight-asian="bold" style:font-size-complex="11pt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1pt" fo:font-style="normal" style:text-underline-style="none" fo:font-weight="bold" officeooo:rsid="0078f28c" officeooo:paragraph-rsid="0078f28c" style:font-size-asian="9.60000038146973pt" style:font-style-asian="normal" style:font-weight-asian="bold" style:font-size-complex="11pt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normal" officeooo:rsid="0078f28c" officeooo:paragraph-rsid="0078f28c" style:font-size-asian="9.60000038146973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normal" officeooo:rsid="007fb5eb" officeooo:paragraph-rsid="007fb5eb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1pt" fo:font-style="normal" style:text-underline-style="solid" style:text-underline-width="auto" style:text-underline-color="font-color" fo:font-weight="normal" officeooo:rsid="0080eae7" officeooo:paragraph-rsid="0080eae7" style:font-size-asian="9.60000038146973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1pt" fo:font-style="italic" style:text-underline-style="none" fo:font-weight="normal" officeooo:rsid="006bcc4f" officeooo:paragraph-rsid="006bcc4f" style:font-size-asian="9.60000038146973pt" style:font-style-asian="italic" style:font-weight-asian="normal" style:font-size-complex="11pt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6b0b" officeooo:paragraph-rsid="001f6b0b" style:font-size-asian="19.25pt" style:font-weight-asian="bold" style:font-size-complex="22pt" style:font-weight-complex="bold"/>
    </style:style>
    <style:style style:name="P98" style:family="paragraph" style:parent-style-name="Standard">
      <style:paragraph-properties fo:text-align="center" style:justify-single-word="false"/>
      <style:text-properties fo:font-size="22pt" style:text-underline-style="none" fo:font-weight="bold" officeooo:rsid="0078a0ea" officeooo:paragraph-rsid="0078a0ea" style:font-size-asian="19.25pt" style:font-weight-asian="bold" style:font-size-complex="22pt" style:font-weight-complex="bold"/>
    </style:style>
    <style:style style:name="T1" style:family="text">
      <style:text-properties officeooo:rsid="001fd266"/>
    </style:style>
    <style:style style:name="T2" style:family="text">
      <style:text-properties officeooo:rsid="00227547"/>
    </style:style>
    <style:style style:name="T3" style:family="text">
      <style:text-properties officeooo:rsid="00236ca2"/>
    </style:style>
    <style:style style:name="T4" style:family="text">
      <style:text-properties officeooo:rsid="002879ea"/>
    </style:style>
    <style:style style:name="T5" style:family="text">
      <style:text-properties officeooo:rsid="0029abdb"/>
    </style:style>
    <style:style style:name="T6" style:family="text">
      <style:text-properties officeooo:rsid="002a794d"/>
    </style:style>
    <style:style style:name="T7" style:family="text">
      <style:text-properties officeooo:rsid="002bcfe4"/>
    </style:style>
    <style:style style:name="T8" style:family="text">
      <style:text-properties officeooo:rsid="002c8356"/>
    </style:style>
    <style:style style:name="T9" style:family="text">
      <style:text-properties officeooo:rsid="00311f84"/>
    </style:style>
    <style:style style:name="T10" style:family="text">
      <style:text-properties officeooo:rsid="00312637"/>
    </style:style>
    <style:style style:name="T11" style:family="text">
      <style:text-properties officeooo:rsid="0039d62a"/>
    </style:style>
    <style:style style:name="T12" style:family="text">
      <style:text-properties officeooo:rsid="003b11b7"/>
    </style:style>
    <style:style style:name="T13" style:family="text">
      <style:text-properties officeooo:rsid="003ebb05"/>
    </style:style>
    <style:style style:name="T14" style:family="text">
      <style:text-properties officeooo:rsid="00403b06"/>
    </style:style>
    <style:style style:name="T15" style:family="text">
      <style:text-properties officeooo:rsid="004279aa"/>
    </style:style>
    <style:style style:name="T16" style:family="text">
      <style:text-properties officeooo:rsid="0043fe90"/>
    </style:style>
    <style:style style:name="T17" style:family="text">
      <style:text-properties officeooo:rsid="004427b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59430" style:font-weight-asian="normal" style:font-weight-complex="normal"/>
    </style:style>
    <style:style style:name="T20" style:family="text">
      <style:text-properties fo:font-weight="normal" officeooo:rsid="0045a344" style:font-weight-asian="normal" style:font-weight-complex="normal"/>
    </style:style>
    <style:style style:name="T21" style:family="text">
      <style:text-properties fo:font-weight="normal" officeooo:rsid="0047a1a3" style:font-weight-asian="normal" style:font-weight-complex="normal"/>
    </style:style>
    <style:style style:name="T22" style:family="text">
      <style:text-properties fo:font-weight="normal" officeooo:rsid="00483081" style:font-weight-asian="normal" style:font-weight-complex="normal"/>
    </style:style>
    <style:style style:name="T23" style:family="text">
      <style:text-properties fo:font-weight="normal" officeooo:rsid="004b8e3b" style:font-weight-asian="normal" style:font-weight-complex="normal"/>
    </style:style>
    <style:style style:name="T24" style:family="text">
      <style:text-properties fo:font-weight="normal" officeooo:rsid="004ca137" style:font-weight-asian="normal" style:font-weight-complex="normal"/>
    </style:style>
    <style:style style:name="T25" style:family="text">
      <style:text-properties fo:font-weight="normal" officeooo:rsid="004d71f5" style:font-weight-asian="normal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57f84c" style:font-style-asian="italic" style:font-style-complex="italic"/>
    </style:style>
    <style:style style:name="T29" style:family="text">
      <style:text-properties fo:font-style="italic" officeooo:rsid="005bbd73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620650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525d38" style:font-style-asian="normal" style:font-style-complex="normal"/>
    </style:style>
    <style:style style:name="T33" style:family="text">
      <style:text-properties fo:font-style="normal" officeooo:rsid="00542fc4" style:font-style-asian="normal" style:font-style-complex="normal"/>
    </style:style>
    <style:style style:name="T34" style:family="text">
      <style:text-properties fo:font-style="normal" officeooo:rsid="0057f84c" style:font-style-asian="normal" style:font-style-complex="normal"/>
    </style:style>
    <style:style style:name="T35" style:family="text">
      <style:text-properties fo:font-style="normal" officeooo:rsid="005bf3df" style:font-style-asian="normal" style:font-style-complex="normal"/>
    </style:style>
    <style:style style:name="T36" style:family="text">
      <style:text-properties fo:font-style="normal" officeooo:rsid="005dd633" style:font-style-asian="normal" style:font-style-complex="normal"/>
    </style:style>
    <style:style style:name="T37" style:family="text">
      <style:text-properties fo:font-style="normal" officeooo:rsid="005fbbe4" style:font-style-asian="normal" style:font-style-complex="normal"/>
    </style:style>
    <style:style style:name="T38" style:family="text">
      <style:text-properties fo:font-style="normal" officeooo:rsid="0061da80" style:font-style-asian="normal" style:font-style-complex="normal"/>
    </style:style>
    <style:style style:name="T39" style:family="text">
      <style:text-properties fo:font-style="normal" officeooo:rsid="00620650" style:font-style-asian="normal" style:font-style-complex="normal"/>
    </style:style>
    <style:style style:name="T40" style:family="text">
      <style:text-properties fo:font-style="normal" officeooo:rsid="0062647c" style:font-style-asian="normal" style:font-style-complex="normal"/>
    </style:style>
    <style:style style:name="T41" style:family="text">
      <style:text-properties officeooo:rsid="00646f9e"/>
    </style:style>
    <style:style style:name="T42" style:family="text">
      <style:text-properties officeooo:rsid="0065b5b8"/>
    </style:style>
    <style:style style:name="T43" style:family="text">
      <style:text-properties officeooo:rsid="0068154d"/>
    </style:style>
    <style:style style:name="T44" style:family="text">
      <style:text-properties officeooo:rsid="0068d5eb"/>
    </style:style>
    <style:style style:name="T45" style:family="text">
      <style:text-properties officeooo:rsid="0069e33d"/>
    </style:style>
    <style:style style:name="T46" style:family="text">
      <style:text-properties officeooo:rsid="006a36a5"/>
    </style:style>
    <style:style style:name="T47" style:family="text">
      <style:text-properties officeooo:rsid="006d30f2"/>
    </style:style>
    <style:style style:name="T48" style:family="text">
      <style:text-properties officeooo:rsid="006d9217"/>
    </style:style>
    <style:style style:name="T49" style:family="text">
      <style:text-properties officeooo:rsid="006fe07c"/>
    </style:style>
    <style:style style:name="T50" style:family="text">
      <style:text-properties officeooo:rsid="0075233b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style:text-underline-style="solid" style:text-underline-width="auto" style:text-underline-color="font-color" officeooo:rsid="0076f3af"/>
    </style:style>
    <style:style style:name="T53" style:family="text">
      <style:text-properties officeooo:rsid="0076f3af"/>
    </style:style>
    <style:style style:name="T54" style:family="text">
      <style:text-properties officeooo:rsid="0077c2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WORDPRESS</text:p>
      <text:p text:style-name="P2">INTRODUCTION</text:p>
      <text:p text:style-name="P97">Create a <text:span text:style-name="T1">custom</text:span> theme</text:p>
      <text:p text:style-name="P98">Part 1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/>
      <text:p text:style-name="P35">Folder Directory</text:p>
      <text:p text:style-name="P4">In the WP folder:</text:p>
      <text:p text:style-name="P4"><text:tab/>cd wp-content/themes</text:p>
      <text:p text:style-name="P4"><text:tab/>mkdir themeName</text:p>
      <text:p text:style-name="P4"><text:tab/>cd themeName</text:p>
      <text:p text:style-name="P4"><text:tab/>touch style.css, index.php, header.php, footer.php</text:p>
      <text:p text:style-name="P4"><text:tab/></text:p>
      <text:p text:style-name="P4">Create a basic html header and footer template in the header.php and folder.php files</text:p>
      <text:p text:style-name="P4"/>
      <text:p text:style-name="P4">//<text:span text:style-name="T2">style.css</text:span></text:p>
      <text:p text:style-name="P5">/*</text:p>
      <text:p text:style-name="P5"><text:tab/><text:span text:style-name="T2">themename: Theme Name</text:span></text:p>
      <text:p text:style-name="P5"><text:tab/><text:span text:style-name="T2">theme uri: </text:span><text:a xlink:type="simple" xlink:href="https://customthemelocation.co.uk/" text:style-name="Internet_20_link" text:visited-style-name="Visited_20_Internet_20_Link"><text:span text:style-name="T2">https://customthemelocation.co.uk</text:span></text:a></text:p>
      <text:p text:style-name="P5"><text:tab/><text:span text:style-name="T2">author: Ali Issaee</text:span></text:p>
      <text:p text:style-name="P5"><text:tab/><text:span text:style-name="T2">version: 0.1.1</text:span></text:p>
      <text:p text:style-name="P5"><text:tab/><text:span text:style-name="T2">description: This theme is awesome</text:span></text:p>
      <text:p text:style-name="P5"><text:tab/><text:span text:style-name="T2">tags: simple, elegant, gorgeous, slick</text:span></text:p>
      <text:p text:style-name="P5">*/</text:p>
      <text:p text:style-name="P5"/>
      <text:p text:style-name="P10">The information in style.css is the information you will find when you view the theme details on WP.</text:p>
      <text:p text:style-name="P10"/>
      <text:p text:style-name="P10"/>
      <text:p text:style-name="P10">//<text:span text:style-name="T3">index.php</text:span></text:p>
      <text:p text:style-name="P11">&lt;?php get_header(); ?&gt;</text:p>
      <text:p text:style-name="P11">&lt;p&gt;Page specific content&lt;/p&gt;</text:p>
      <text:p text:style-name="P11">&lt;?php get_footer(); ?&gt;</text:p>
      <text:p text:style-name="P11"/>
      <text:p text:style-name="P11"/>
      <text:p text:style-name="P36">Include CSS and JS</text:p>
      <text:p text:style-name="P13">Create a CSS and JS folder with your main stylesheet and script within them (call them anything, e.g. practice.js, practice.css). Make sure you keep the style.css file made above in the global/base directory.</text:p>
      <text:p text:style-name="P14">Create new file in the base directory called functions.php</text:p>
      <text:p text:style-name="P6"/>
      <text:p text:style-name="P6">//<text:span text:style-name="T4">functions.php</text:span></text:p>
      <text:p text:style-name="P7"><text:tab/>//<text:span text:style-name="T5">create a function to include CSS &amp; JS</text:span></text:p>
      <text:p text:style-name="P7"><text:tab/><text:span text:style-name="T5">function include_files() {</text:span></text:p>
      <text:p text:style-name="P8"><text:tab/><text:tab/><text:span text:style-name="T5">wp_enqueue_style(‘customcss’, get_template_directory_uri() . ‘/css/practice.css’);</text:span></text:p>
      <text:p text:style-name="P8"><text:tab/><text:tab/></text:p>
      <text:p text:style-name="P9"><text:tab/><text:tab/><text:span text:style-name="T6">wp_enqueue_script(‘customjs’, get_template_directory_uri() . ‘/js/practice.js’, true);</text:span></text:p>
      <text:p text:style-name="P9"><text:tab/><text:span text:style-name="T7">}</text:span></text:p>
      <text:p text:style-name="P9"><text:tab/>//<text:span text:style-name="T8">customcss/js = id (can be anything)</text:span></text:p>
      <text:p text:style-name="P9"><text:tab/>//<text:span text:style-name="T8">get_template_directory_uri() = get beginning of absolute path</text:span></text:p>
      <text:p text:style-name="P9"><text:tab/>//<text:span text:style-name="T9">true (JS only) = put &lt;script&gt; in header or footer, false (header) is default.</text:span></text:p>
      <text:p text:style-name="P9"/>
      <text:p text:style-name="P9"/>
      <text:p text:style-name="P9"><text:tab/><text:span text:style-name="T7">add_action(‘wp_enqueue_scripts’, ‘include_files’);</text:span></text:p>
      <text:p text:style-name="P9"/>
      <text:p text:style-name="P9"><text:tab/>//<text:span text:style-name="T10">add_action is a hook function that the WP core launches at specific points during execution, or <text:tab/>when specific events occur.</text:span></text:p>
      <text:p text:style-name="P9"><text:tab/>//<text:span text:style-name="T10">param1 is the function (in str format). wp_enqueue_scripts is the proper hook to use when <text:tab/>enqueueing items that are meant to appear on the front end.</text:span></text:p>
      <text:p text:style-name="P9"><text:tab/>//<text:span text:style-name="T10">param2 is the name of the function you wish to be called</text:span></text:p>
      <text:p text:style-name="P9"/>
      <text:p text:style-name="P9">//<text:span text:style-name="T11">header.php</text:span></text:p>
      <text:p text:style-name="P9"/>
      <text:p text:style-name="P9"><text:tab/><text:tab/><text:span text:style-name="T11">&lt;?php wp_head(); ?&gt;</text:span></text:p>
      <text:p text:style-name="P12"><text:tab/>&lt;/head&gt;</text:p>
      <text:p text:style-name="P3"><text:tab/><text:span text:style-name="T12">&lt;!-- The styles from the practice.css should now be applied →</text:span></text:p>
      <text:p text:style-name="P3"/>
      <text:p text:style-name="P3"/>
      <text:p text:style-name="P3"><text:soft-page-break/></text:p>
      <text:p text:style-name="P3"/>
      <text:p text:style-name="P3">//<text:span text:style-name="T12">footer.php</text:span></text:p>
      <text:p text:style-name="P3"/>
      <text:p text:style-name="P3"><text:tab/><text:tab/><text:span text:style-name="T12">&lt;?php wp_footer(); ?&gt;</text:span></text:p>
      <text:p text:style-name="P3"><text:tab/><text:span text:style-name="T12">&lt;/body&gt;</text:span></text:p>
      <text:p text:style-name="P3"/>
      <text:p text:style-name="P3"/>
      <text:p text:style-name="P37">Custom menus</text:p>
      <text:p text:style-name="P15"/>
      <text:p text:style-name="P15">//<text:span text:style-name="T13">functions.php</text:span></text:p>
      <text:p text:style-name="P16"/>
      <text:p text:style-name="P16">function menu_theme_setup(){</text:p>
      <text:p text:style-name="P16"><text:tab/>add_theme_support(‘menus’);</text:p>
      <text:p text:style-name="P16"><text:tab/>//<text:span text:style-name="T14">built in wp function</text:span></text:p>
      <text:p text:style-name="P16"/>
      <text:p text:style-name="P16"><text:tab/>register_nav_menu(‘primary’, ‘Primary Header Navigation’);</text:p>
      <text:p text:style-name="P16"><text:tab/>//param1 = name of menu (lowercase!)</text:p>
      <text:p text:style-name="P16"><text:tab/>//param2 = description</text:p>
      <text:p text:style-name="P17">}</text:p>
      <text:p text:style-name="P17"/>
      <text:p text:style-name="P17">add_action(‘init’, ‘menu_theme_setup);</text:p>
      <text:p text:style-name="P17"/>
      <text:p text:style-name="P17">//<text:span text:style-name="T15">This will now create a menu page in WP – appearance &gt; menus</text:span></text:p>
      <text:p text:style-name="P17"/>
      <text:p text:style-name="P17"/>
      <text:p text:style-name="P17">//<text:span text:style-name="T16">in WP</text:span></text:p>
      <text:p text:style-name="P18">appearance &gt; menu</text:p>
      <text:p text:style-name="P18">edit menu structure and create menu once happy.</text:p>
      <text:p text:style-name="P18">You now have access to manage locations in menu page =&gt; assign appropriately</text:p>
      <text:p text:style-name="P18"/>
      <text:p text:style-name="P18"/>
      <text:p text:style-name="P18">//header.php</text:p>
      <text:p text:style-name="P18"><text:tab/>//in body</text:p>
      <text:p text:style-name="P18"><text:tab/>&lt;?php</text:p>
      <text:p text:style-name="P18"><text:tab/><text:tab/>wp_nav_menu( [‘theme_location’ =&gt; ‘primary’] );</text:p>
      <text:p text:style-name="P18"><text:tab/><text:tab/>//theme location value = name of menu</text:p>
      <text:p text:style-name="P18"><text:tab/>?&gt;</text:p>
      <text:p text:style-name="P18"/>
      <text:p text:style-name="P18"/>
      <text:p text:style-name="P18">//<text:span text:style-name="T17">functions.php</text:span></text:p>
      <text:p text:style-name="P19">You can create new menus in the same function as the primary if you want:</text:p>
      <text:p text:style-name="P19"><text:tab/>register_nav_menu(‘secondary’, ‘Footer Navigation’);</text:p>
      <text:p text:style-name="P19"/>
      <text:p text:style-name="P19"/>
      <text:p text:style-name="P19">//footer.php</text:p>
      <text:p text:style-name="P19"><text:tab/>//in &lt;footer&gt; tag (or where you want the menu to be placed)</text:p>
      <text:p text:style-name="P19"><text:tab/>&lt;?php wp_nav_menu( [‘theme_location’ =&gt; ‘secondary’] ); ?&gt;</text:p>
      <text:p text:style-name="P19"/>
      <text:p text:style-name="P19"/>
      <text:p text:style-name="P38">How to use the post loop</text:p>
      <text:p text:style-name="P20"/>
      <text:p text:style-name="P38"><text:span text:style-name="T18">//</text:span><text:span text:style-name="T19">index.php</text:span></text:p>
      <text:p text:style-name="P21">&lt;?php</text:p>
      <text:p text:style-name="P21"><text:tab/>if( have_posts() ) :</text:p>
      <text:p text:style-name="P21"><text:tab/><text:tab/>while( have_posts() ) :</text:p>
      <text:p text:style-name="P21"><text:tab/><text:tab/><text:tab/>the_post();</text:p>
      <text:p text:style-name="P21"><text:tab/><text:tab/><text:tab/>the_title();</text:p>
      <text:p text:style-name="P21"><text:tab/><text:tab/><text:tab/>the_category();</text:p>
      <text:p text:style-name="P39"><text:span text:style-name="T18"><text:tab/><text:tab/><text:tab/>the_time(</text:span><text:span text:style-name="T26">datetime format str</text:span><text:span text:style-name="T18">);</text:span></text:p>
      <text:p text:style-name="P21"><text:tab/><text:tab/><text:tab/>the_content();</text:p>
      <text:p text:style-name="P21"><text:tab/><text:tab/>endwhile;</text:p>
      <text:p text:style-name="P21"><text:soft-page-break/><text:tab/>endif;</text:p>
      <text:p text:style-name="P21"/>
      <text:p text:style-name="P39"><text:span text:style-name="T18">//</text:span><text:span text:style-name="T20">wrap in html containers in order to structure and style</text:span></text:p>
      <text:p text:style-name="P39"><text:span text:style-name="T20">//</text:span><text:span text:style-name="T21">create some pages and posts in order to see these effects happen</text:span></text:p>
      <text:p text:style-name="P22"/>
      <text:p text:style-name="P22"/>
      <text:p text:style-name="P39"><text:span text:style-name="T21">//</text:span><text:span text:style-name="T22">in WP</text:span></text:p>
      <text:p text:style-name="P40"><text:span text:style-name="T22">s</text:span><text:span text:style-name="T18">ettings &gt; reading</text:span></text:p>
      <text:p text:style-name="P23">change the ‘your homepage displays’ to static page and choose homepage and post page.</text:p>
      <text:p text:style-name="P23"/>
      <text:p text:style-name="P23"/>
      <text:p text:style-name="P41">Body class</text:p>
      <text:p text:style-name="P41"/>
      <text:p text:style-name="P24">In order to style pages differently to each other you can dynamically give the body tag a different class name in order to access it via CSS.</text:p>
      <text:p text:style-name="P24"/>
      <text:p text:style-name="P24">//header.php</text:p>
      <text:p text:style-name="P24"/>
      <text:p text:style-name="P24"><text:tab/>&lt;body &lt;?php body_class(); ?&gt;&gt;</text:p>
      <text:p text:style-name="P25"><text:tab/>//inspect element in order to view classes</text:p>
      <text:p text:style-name="P25"><text:tab/>//you can also input custom classes by passing an array to function with class names</text:p>
      <text:p text:style-name="P25"/>
      <text:p text:style-name="P25"/>
      <text:p text:style-name="P42"><text:span text:style-name="T23">Y</text:span><text:span text:style-name="T18">ou can also add a class dependent on the page being viewed. For example:</text:span></text:p>
      <text:p text:style-name="P26"><text:tab/>&lt;?php</text:p>
      <text:p text:style-name="P26"><text:tab/><text:tab/>if( is_home() ) :</text:p>
      <text:p text:style-name="P26"><text:tab/><text:tab/><text:tab/>$class = [‘class1’,’class2’];</text:p>
      <text:p text:style-name="P26"><text:tab/><text:tab/>else :</text:p>
      <text:p text:style-name="P26"><text:tab/><text:tab/><text:tab/>$class = [‘class3’];</text:p>
      <text:p text:style-name="P26"><text:tab/><text:tab/>endif;</text:p>
      <text:p text:style-name="P42"><text:span text:style-name="T18"><text:tab/>?</text:span><text:span text:style-name="T24">&gt;</text:span></text:p>
      <text:p text:style-name="P27"><text:tab/>&lt;body &lt;?php body_class($class) ?&gt;&gt;</text:p>
      <text:p text:style-name="P27"/>
      <text:p text:style-name="P42"><text:span text:style-name="T24">//</text:span><text:span text:style-name="T25">is_home() refers to the page with the posts. In order to access home/front page if you have changed settings, you can use the function is_front_page() to refer to front page.</text:span></text:p>
      <text:p text:style-name="P24"/>
      <text:p text:style-name="P24"/>
      <text:p text:style-name="P43">Custom &amp; specialised page templates</text:p>
      <text:p text:style-name="P43"/>
      <text:p text:style-name="P28">Create a new file with the page name in the url, e.g.: </text:p>
      <text:p text:style-name="P28"><text:tab/><text:span text:style-name="T27">url: </text:span>localhost/wordpress/about</text:p>
      <text:p text:style-name="P28"><text:tab/><text:span text:style-name="T27">file: </text:span><text:span text:style-name="T31">page-about.php</text:span></text:p>
      <text:p text:style-name="P46"/>
      <text:p text:style-name="P46">//page-about.php</text:p>
      <text:p text:style-name="P46">Copy and paste the index.php content (including get_header() and get_footer()) and structure the file how you want, i.e. change the content around from the index.php to create a page structure of your liking.</text:p>
      <text:p text:style-name="P46"/>
      <text:p text:style-name="P47">However, if you are creating page templates for a user to be able to add, remove, edit pages, etc… you can’t do this because they might not make a page called ‘about’ (for example), therefore the url would be different and the filename would therefore have to be different too. So, in order to create a page template effectively:</text:p>
      <text:p text:style-name="P47"/>
      <text:p text:style-name="P47"><text:tab/>create a file called something like page-no-title.php, and edit the file appropriately. </text:p>
      <text:p text:style-name="P29"><text:span text:style-name="T31"><text:tab/>//</text:span><text:span text:style-name="T32">at the top of the file (but still within the php tags), create a comment:</text:span></text:p>
      <text:p text:style-name="P48"><text:tab/>/*</text:p>
      <text:p text:style-name="P29"><text:span text:style-name="T32"><text:tab/><text:tab/>Template Name: </text:span><text:span text:style-name="T33">No title page</text:span></text:p>
      <text:p text:style-name="P48"><text:tab/>*/</text:p>
      <text:p text:style-name="P48"/>
      <text:p text:style-name="P49">Now in WP when creating a page, on the right hand side, there is now an option called ‘template’. You can now choose a template. The template name will be called the template name specified in the comment.</text:p>
      <text:p text:style-name="P49"/>
      <text:p text:style-name="P49"/>
      <text:p text:style-name="P49"/>
      <text:p text:style-name="P44"><text:soft-page-break/><text:span text:style-name="T33">A</text:span><text:span text:style-name="T31">dd theme features with add_theme_support()</text:span></text:p>
      <text:p text:style-name="P50"/>
      <text:p text:style-name="P51">WP gives us a pre-made hook to include themes.</text:p>
      <text:p text:style-name="P51"/>
      <text:p text:style-name="P51">//functions.php</text:p>
      <text:p text:style-name="P51"><text:tab/>//give user the ability to upload custom background</text:p>
      <text:p text:style-name="P51"><text:tab/>add_theme_support(‘custom-background’);</text:p>
      <text:p text:style-name="P51"/>
      <text:p text:style-name="P51"><text:tab/>//the above hook does not need to be within a function</text:p>
      <text:p text:style-name="P51"/>
      <text:p text:style-name="P30"><text:span text:style-name="T31">In WP you can now go in appearance, and select ‘background’ to change the theme background without touching any CSS. It also opens up a ‘colors’ link in the </text:span><text:span text:style-name="T27">customise</text:span><text:span text:style-name="T31"> panel, in order for the user to change the background-color.</text:span></text:p>
      <text:p text:style-name="P52"/>
      <text:p text:style-name="P30"><text:span text:style-name="T31"><text:tab/></text:span><text:span text:style-name="T34">add_theme_support(‘custom-header’);</text:span></text:p>
      <text:p text:style-name="P53"><text:tab/></text:p>
      <text:p text:style-name="P53"><text:tab/>//header.php</text:p>
      <text:p text:style-name="P54"><text:tab/><text:tab/>//after &lt;body&gt;</text:p>
      <text:p text:style-name="P53"><text:tab/><text:tab/>&lt;img src=”&lt;?php header_image(); ?&gt;” </text:p>
      <text:p text:style-name="P53"><text:tab/><text:tab/><text:tab/>height=”&lt;?php echo get_custom_header()-&gt;height; ?&gt;”</text:p>
      <text:p text:style-name="P53"><text:tab/><text:tab/><text:tab/>width = “&lt;?php echo get_custom_header()-&gt;width; ?&gt;”</text:p>
      <text:p text:style-name="P53"><text:tab/><text:tab/><text:tab/>alt=””</text:p>
      <text:p text:style-name="P53"><text:tab/><text:tab/>/&gt;</text:p>
      <text:p text:style-name="P53"/>
      <text:p text:style-name="P53"><text:tab/>add_theme_support(‘post-thumbnails’);</text:p>
      <text:p text:style-name="P53"><text:tab/>//this allows the user to set featured image in posts.</text:p>
      <text:p text:style-name="P53"><text:tab/></text:p>
      <text:p text:style-name="P53"><text:tab/>//index.php</text:p>
      <text:p text:style-name="P53"><text:tab/><text:tab/>//make sure to add the code to insert the featured image</text:p>
      <text:p text:style-name="P53"><text:tab/><text:tab/>//in while loop</text:p>
      <text:p text:style-name="P31"><text:span text:style-name="T34"><text:tab/><text:tab/>&lt;?php the_post_thumbnail(</text:span><text:span text:style-name="T28">size</text:span><text:span text:style-name="T34">); ?&gt;</text:span></text:p>
      <text:p text:style-name="P53"><text:tab/><text:tab/>//size is str, i.e. ‘large’, ‘thumbnail’</text:p>
      <text:p text:style-name="P53"/>
      <text:p text:style-name="P32"><text:span text:style-name="T34">L</text:span><text:span text:style-name="T31">ook on wordpress.org for more documentation/information on the add_theme_support() hook.</text:span></text:p>
      <text:p text:style-name="P55"/>
      <text:p text:style-name="P55"/>
      <text:p text:style-name="P67">Add &amp; create post formats</text:p>
      <text:p text:style-name="P67"/>
      <text:p text:style-name="P56">There are 9 post formats you can use with WP</text:p>
      <text:p text:style-name="P56"/>
      <text:p text:style-name="P56"><text:tab/>//functions.php</text:p>
      <text:p text:style-name="P33"><text:span text:style-name="T31"><text:tab/>add_theme_support(‘post-formats’, [</text:span><text:span text:style-name="T27">postformat</text:span><text:span text:style-name="T29">s</text:span><text:span text:style-name="T31">]);</text:span></text:p>
      <text:p text:style-name="P56"/>
      <text:p text:style-name="P33"><text:span text:style-name="T31"><text:tab/>//</text:span><text:span text:style-name="T35">post formats include: aside, gallery, link, image, quote, status, video, audio, chart</text:span></text:p>
      <text:p text:style-name="P33"><text:span text:style-name="T35"><text:tab/>//</text:span><text:span text:style-name="T36">in WP &gt; posts, you can now see formats at the right hand side</text:span></text:p>
      <text:p text:style-name="P57"/>
      <text:p text:style-name="P57"><text:tab/></text:p>
      <text:p text:style-name="P57"><text:tab/>//index.php</text:p>
      <text:p text:style-name="P57"><text:tab/>//you can display the post format, in while loop:</text:p>
      <text:p text:style-name="P57"><text:tab/>get_post_format();</text:p>
      <text:p text:style-name="P57"/>
      <text:p text:style-name="P34"><text:span text:style-name="T36">N</text:span><text:span text:style-name="T31">ow, replace the full loop in the index.php and replace with:</text:span></text:p>
      <text:p text:style-name="P58"><text:tab/>while( have_posts() ) :</text:p>
      <text:p text:style-name="P58"><text:tab/><text:tab/>the_posts();</text:p>
      <text:p text:style-name="P58"><text:tab/><text:tab/>get_template_part(‘content’, get_post_format());</text:p>
      <text:p text:style-name="P58"><text:tab/>endwhile;</text:p>
      <text:p text:style-name="P58"/>
      <text:p text:style-name="P34"><text:span text:style-name="T31"><text:tab/>//</text:span><text:span text:style-name="T37">where ‘content’ is the standard post format. If the get_post_format() is empty, i.e. does not have a <text:tab/>specific post format, it will display the standard/’content’ post format, else it will display the post <text:tab/>format (e.g aside). </text:span><text:span text:style-name="T38">If ‘aside’, php will look for content-aside.php, if empty php will look for <text:tab/>content.php.</text:span></text:p>
      <text:p text:style-name="P59"/>
      <text:p text:style-name="P34"><text:soft-page-break/><text:span text:style-name="T38"><text:tab/>//</text:span><text:span text:style-name="T39">create content.php, content-aside.php, content-</text:span><text:span text:style-name="T30">post-format</text:span><text:span text:style-name="T39">.php</text:span></text:p>
      <text:p text:style-name="P33"><text:span text:style-name="T35"><text:tab/></text:span><text:span text:style-name="T39">format these pages how you want each post format to be structured. </text:span><text:span text:style-name="T40">You will have to create a new <text:tab/>php file for each post format you want to include in your theme.</text:span></text:p>
      <text:p text:style-name="P60"/>
      <text:p text:style-name="P68"/>
      <text:p text:style-name="P45"><text:span text:style-name="T40">C</text:span><text:span text:style-name="T31">reate sidebar &amp; widgets</text:span></text:p>
      <text:p text:style-name="P69"/>
      <text:p text:style-name="P61">//<text:span text:style-name="T41">functions.php</text:span></text:p>
      <text:p text:style-name="P61"/>
      <text:p text:style-name="P62">function widget_setup(){</text:p>
      <text:p text:style-name="P62"><text:tab/>register_sidebar([</text:p>
      <text:p text:style-name="P62"><text:tab/><text:tab/>‘name’ =&gt; ‘sidebar’,</text:p>
      <text:p text:style-name="P62"><text:tab/><text:tab/>‘id’ =&gt; ‘sidebar-1’,</text:p>
      <text:p text:style-name="P62"><text:tab/><text:tab/>‘class’ =&gt; ‘custom’,</text:p>
      <text:p text:style-name="P62"><text:tab/><text:tab/>‘description’ =&gt; ‘basic sidebar’,</text:p>
      <text:p text:style-name="P62"><text:tab/><text:tab/>‘before_widget’ =&gt; ‘&lt;aside id=”%1$s” class=”widget %2$s”&gt;,</text:p>
      <text:p text:style-name="P62"><text:tab/><text:tab/>‘after_widget’ =&gt; ‘&lt;/aside&gt;’,</text:p>
      <text:p text:style-name="P62"><text:tab/><text:tab/>‘before_title’ =&gt; ‘&lt;h1 class=”widget-title”&gt;’,</text:p>
      <text:p text:style-name="P62"><text:tab/><text:tab/>‘after_title’ =&gt; ‘&lt;/h1&gt;’</text:p>
      <text:p text:style-name="P62"><text:tab/>]);</text:p>
      <text:p text:style-name="P62"><text:tab/>//<text:span text:style-name="T42">you can add more sidebars here</text:span></text:p>
      <text:p text:style-name="P63">}</text:p>
      <text:p text:style-name="P63"/>
      <text:p text:style-name="P63">add_action(‘widgets_init’, ‘widget_setup’);</text:p>
      <text:p text:style-name="P53"/>
      <text:p text:style-name="P64">In WP, you can now access the widgets menu via <text:span text:style-name="T27">appearance</text:span>. <text:span text:style-name="T43">You can now add widgets, however they will not yet show on the front end. To add in the front end create a file called sidebar.php.</text:span></text:p>
      <text:p text:style-name="P64"/>
      <text:p text:style-name="P64">//<text:span text:style-name="T43">sidebar.php</text:span></text:p>
      <text:p text:style-name="P64">//<text:span text:style-name="T43">create basic markup</text:span></text:p>
      <text:p text:style-name="P65">&lt;div&gt;</text:p>
      <text:p text:style-name="P65"><text:tab/>&lt;?php dynamic_sidebar(‘sidebar-1’); ?&gt; //<text:span text:style-name="T44">arg = id of sidebar</text:span></text:p>
      <text:p text:style-name="P65">&lt;/div&gt;</text:p>
      <text:p text:style-name="P65"/>
      <text:p text:style-name="P65">//<text:span text:style-name="T45">index.php (including any other pages you want to include sidebar)</text:span></text:p>
      <text:p text:style-name="P66">&lt;?php get_sidebar(); ?&gt;</text:p>
      <text:p text:style-name="P53">//<text:span text:style-name="T46">place this where you want it, e.g. just above the get_footer(); hook.</text:span><text:tab/></text:p>
      <text:p text:style-name="P53"/>
      <text:p text:style-name="P53"/>
      <text:p text:style-name="P90">Edit query posts with WP_Query()</text:p>
      <text:p text:style-name="P71"/>
      <text:p text:style-name="P96">*Dashboard&gt;posts&gt;categories – you can create categories in order to categorise your posts*</text:p>
      <text:p text:style-name="P72"/>
      <text:p text:style-name="P72">The WP_Query is the class which calls the DB connection and accesses the data. <text:span text:style-name="T47">Create a new page template:</text:span></text:p>
      <text:p text:style-name="P72"/>
      <text:p text:style-name="P72">//<text:span text:style-name="T47">page-home.php</text:span></text:p>
      <text:p text:style-name="P73"><text:tab/>//copy and paste code from index.php</text:p>
      <text:p text:style-name="P73"><text:tab/></text:p>
      <text:p text:style-name="P73"><text:tab/>&lt;?php</text:p>
      <text:p text:style-name="P73"><text:tab/><text:tab/>$lastBlog = new WP_Query(‘type=post&amp;posts_per_page=2&amp;offset=1’);</text:p>
      <text:p text:style-name="P73"/>
      <text:p text:style-name="P73"><text:tab/><text:tab/>//you can now access this instance using $lastBlog before WP methods<text:tab/></text:p>
      <text:p text:style-name="P73"><text:tab/><text:tab/>if( $lastBlog→have_posts() ) :</text:p>
      <text:p text:style-name="P73"><text:tab/><text:tab/><text:tab/>while($lastBlog→have_posts()) : $lastBlog→the_post();</text:p>
      <text:p text:style-name="P73"><text:tab/><text:tab/><text:tab/><text:tab/>//code</text:p>
      <text:p text:style-name="P73"><text:tab/><text:tab/><text:tab/>endwhile;</text:p>
      <text:p text:style-name="P73"><text:tab/><text:tab/>endif;</text:p>
      <text:p text:style-name="P73"><text:tab/><text:tab/></text:p>
      <text:p text:style-name="P74"><text:span text:style-name="T48"><text:tab/><text:tab/>//good practice to reset post data using this function</text:span></text:p>
      <text:p text:style-name="P73"><text:tab/><text:tab/><text:span text:style-name="T48">wp_reset_postdata(); </text:span></text:p>
      <text:p text:style-name="P73"><text:tab/>?&gt;</text:p>
      <text:p text:style-name="P73"><text:soft-page-break/></text:p>
      <text:p text:style-name="P75">You can also access posts from specific categories:</text:p>
      <text:p text:style-name="P75">$lastBlog = new WP_Query(‘type=post&amp;cat=8’); //where cat value is id of category</text:p>
      <text:p text:style-name="P75"/>
      <text:p text:style-name="P75">You can view the id of the category by accessing the category page through the dashboard and checking the url. <text:span text:style-name="T49">You can also use...:</text:span></text:p>
      <text:p text:style-name="P75"><text:tab/>...’<text:span text:style-name="T49">&amp;category_name=slug’</text:span></text:p>
      <text:p text:style-name="P76">… to access it via the category name.</text:p>
      <text:p text:style-name="P76"/>
      <text:p text:style-name="P77">Instead of passing a string to the WP_Query class, you can use an array:</text:p>
      <text:p text:style-name="P77"><text:tab/>$args = [</text:p>
      <text:p text:style-name="P77"><text:tab/><text:tab/>‘type’ =&gt; ‘post’,</text:p>
      <text:p text:style-name="P77"><text:tab/><text:tab/>‘posts_per_page’ =&gt; 3,</text:p>
      <text:p text:style-name="P77"><text:tab/><text:tab/>‘offset’ =&gt; 1,</text:p>
      <text:p text:style-name="P77"><text:tab/><text:tab/>‘cat’ =&gt; 8</text:p>
      <text:p text:style-name="P77"><text:tab/>];</text:p>
      <text:p text:style-name="P77"><text:tab/></text:p>
      <text:p text:style-name="P78"><text:tab/>$post = new WP_Query( $args );</text:p>
      <text:p text:style-name="P78"/>
      <text:p text:style-name="P78"/>
      <text:p text:style-name="P91">Filter the WP_Query with categories</text:p>
      <text:p text:style-name="P79"/>
      <text:p text:style-name="P79">//<text:span text:style-name="T50">page-home.php</text:span></text:p>
      <text:p text:style-name="P80"><text:tab/></text:p>
      <text:p text:style-name="P80"><text:tab/>$args = [</text:p>
      <text:p text:style-name="P80"><text:tab/><text:tab/>‘type’ =&gt; ‘post’,</text:p>
      <text:p text:style-name="P80"><text:tab/><text:tab/>‘posts_per_page’ =&gt; 3,</text:p>
      <text:p text:style-name="P80"><text:tab/><text:tab/>‘<text:span text:style-name="T54">categories__in’ =&gt; [ 1, 8, 10 ], //categories to include</text:span></text:p>
      <text:p text:style-name="P80"><text:tab/><text:tab/>‘<text:span text:style-name="T54">categories__not_in’ =&gt; [5] //categories to exclude</text:span></text:p>
      <text:p text:style-name="P80"><text:tab/>];</text:p>
      <text:p text:style-name="P80"/>
      <text:p text:style-name="P80"><text:tab/>$featured = new WP_Query( $args );</text:p>
      <text:p text:style-name="P80"><text:tab/></text:p>
      <text:p text:style-name="P80"><text:tab/>if( $featured→have_posts() ) :</text:p>
      <text:p text:style-name="P80"><text:tab/><text:tab/>while( $featured→have_posts() ) : $featured→the_post();</text:p>
      <text:p text:style-name="P80"><text:tab/><text:tab/><text:tab/>get_template_part(‘content’, <text:span text:style-name="T51">‘featured’</text:span>);</text:p>
      <text:p text:style-name="P80"><text:tab/><text:tab/>endwhile;</text:p>
      <text:p text:style-name="P80"><text:tab/>endif;</text:p>
      <text:p text:style-name="P80"/>
      <text:p text:style-name="P80"><text:tab/>wp_reset_postdata();</text:p>
      <text:p text:style-name="P73"/>
      <text:p text:style-name="P73">//<text:span text:style-name="T53">create the </text:span><text:span text:style-name="T52">featured</text:span><text:span text:style-name="T53"> template</text:span></text:p>
      <text:p text:style-name="P73">//<text:span text:style-name="T53">page-featured.php</text:span></text:p>
      <text:p text:style-name="P73"><text:tab/>//<text:span text:style-name="T53">you can now modify the content in this page to structure and style as you please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92"><text:soft-page-break/>TEST</text:p>
      <text:p text:style-name="P81"/>
      <text:p text:style-name="P93">Part 1</text:p>
      <text:list xml:id="list353035608" text:style-name="L1">
        <text:list-item>
          <text:p text:style-name="P83">Create a theme directory with the relevant scripts/files to begin creating</text:p>
        </text:list-item>
        <text:list-item>
          <text:p text:style-name="P83">Create the content for the style.css and make sure correct through checking dashboard</text:p>
        </text:list-item>
        <text:list-item>
          <text:p text:style-name="P83">Include the header and footer in the index.php</text:p>
        </text:list-item>
        <text:list-item>
          <text:p text:style-name="P84">Create a CSS and JS folder with file/s and nclude styles and scripts in to the theme</text:p>
        </text:list-item>
        <text:list-item>
          <text:p text:style-name="P84">create theme menus in functions.php and include them in the header and footer</text:p>
          <text:p text:style-name="P84"/>
        </text:list-item>
      </text:list>
      <text:p text:style-name="P93"/>
      <text:p text:style-name="P93">Part 2</text:p>
      <text:p text:style-name="P93"/>
      <text:list xml:id="list1608990108" text:style-name="L2">
        <text:list-item>
          <text:p text:style-name="P85">Use the post loop with related methods</text:p>
        </text:list-item>
        <text:list-item>
          <text:p text:style-name="P85">how do you make the home page static?</text:p>
        </text:list-item>
        <text:list-item>
          <text:p text:style-name="P85">How can you style pages differently to each other?</text:p>
        </text:list-item>
        <text:list-item>
          <text:p text:style-name="P85">is_home() refers to the page with the posts, which method refers to the home page if it is static?</text:p>
        </text:list-item>
        <text:list-item>
          <text:p text:style-name="P85">How do you create a page template? Give example</text:p>
        </text:list-item>
        <text:list-item>
          <text:p text:style-name="P85">Create a page via the dashboard with the template created in Q5</text:p>
        </text:list-item>
        <text:list-item>
          <text:p text:style-name="P85">Give the user the ability to upload a custom background and change it through the dashboard</text:p>
        </text:list-item>
        <text:list-item>
          <text:p text:style-name="P85">How do you allow users to set featured images on posts</text:p>
        </text:list-item>
        <text:list-item>
          <text:p text:style-name="P85">Display the thumbnail in the post loop on any script</text:p>
        </text:list-item>
      </text:list>
      <text:p text:style-name="P95"/>
      <text:p text:style-name="P95"/>
      <text:p text:style-name="P93">Part 3</text:p>
      <text:p text:style-name="P73"/>
      <text:list xml:id="list1899144202" text:style-name="L3">
        <text:list-item>
          <text:p text:style-name="P86">Add a custom header</text:p>
        </text:list-item>
        <text:list-item>
          <text:p text:style-name="P86">How do you give the user access to different post formats</text:p>
        </text:list-item>
        <text:list-item>
          <text:p text:style-name="P86">list the 9 post formats</text:p>
        </text:list-item>
        <text:list-item>
          <text:p text:style-name="P86">How can you display the post format in the post loop?</text:p>
        </text:list-item>
        <text:list-item>
          <text:p text:style-name="P86">What does get_template_part() do?</text:p>
        </text:list-item>
        <text:list-item>
          <text:p text:style-name="P86">Create a sidebar in order to include widgets</text:p>
        </text:list-item>
        <text:list-item>
          <text:p text:style-name="P86">Select widgets you want displayed via the dashboard</text:p>
        </text:list-item>
        <text:list-item>
          <text:p text:style-name="P86">Display the sidebar on the front end</text:p>
        </text:list-item>
      </text:list>
      <text:p text:style-name="P87"/>
      <text:p text:style-name="P94"/>
      <text:p text:style-name="P94">Part 4</text:p>
      <text:p text:style-name="P88"/>
      <text:list xml:id="list3629842454" text:style-name="L5">
        <text:list-item>
          <text:p text:style-name="P89">What does WP_Query() do?</text:p>
        </text:list-item>
        <text:list-item>
          <text:p text:style-name="P89">Create some code so the last created blog post is show on the home/static page (i.e. not the posts page)</text:p>
        </text:list-item>
        <text:list-item>
          <text:p text:style-name="P89">What does wp_reset_postdata() do?</text:p>
        </text:list-item>
        <text:list-item>
          <text:p text:style-name="P89">Use a string as the argument in the WP_Query() class</text:p>
        </text:list-item>
        <text:list-item>
          <text:p text:style-name="P89">Use an array as the argument in the WP_Query() class</text:p>
        </text:list-item>
        <text:list-item>
          <text:p text:style-name="P89">Display only certain categories and exclude others from the code created in Q2</text:p>
        </text:list-item>
      </text:list>
      <text:p text:style-name="P73"/>
      <text:p text:style-name="P72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8:14:27.894123774</meta:creation-date>
    <dc:date>2018-07-31T21:21:45.461310942</dc:date>
    <meta:editing-duration>PT1H48M45S</meta:editing-duration>
    <meta:editing-cycles>104</meta:editing-cycles>
    <meta:generator>LibreOffice/6.0.3.2$Linux_X86_64 LibreOffice_project/00m0$Build-2</meta:generator>
    <meta:document-statistic meta:table-count="0" meta:image-count="0" meta:object-count="0" meta:page-count="8" meta:paragraph-count="276" meta:word-count="1740" meta:character-count="11352" meta:non-whitespace-character-count="9661"/>
  </office:meta>
</office:document-meta>
</file>